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text-properties officeooo:rsid="00156716" officeooo:paragraph-rsid="00156716"/>
    </style:style>
    <style:style style:name="P2" style:family="paragraph" style:parent-style-name="Standard">
      <style:text-properties fo:font-size="13pt" officeooo:rsid="00156716" officeooo:paragraph-rsid="00156716" style:font-size-asian="11.3500003814697pt" style:font-size-complex="13pt"/>
    </style:style>
    <style:style style:name="P3" style:family="paragraph" style:parent-style-name="Standard">
      <style:text-properties fo:font-size="18pt" officeooo:rsid="00156716" officeooo:paragraph-rsid="00156716" style:font-size-asian="18pt" style:font-size-complex="18pt"/>
    </style:style>
    <style:style style:name="P4" style:family="paragraph" style:parent-style-name="Standard">
      <style:text-properties officeooo:paragraph-rsid="00156716"/>
    </style:style>
    <style:style style:name="P5" style:family="paragraph" style:parent-style-name="Standard">
      <style:text-properties fo:font-size="13pt" officeooo:rsid="00156716" officeooo:paragraph-rsid="001b43c2" style:font-size-asian="11.3500003814697pt" style:font-size-complex="13pt"/>
    </style:style>
    <style:style style:name="P6" style:family="paragraph" style:parent-style-name="Standard">
      <style:text-properties fo:font-size="13pt" fo:font-weight="bold" officeooo:rsid="00156716" officeooo:paragraph-rsid="00156716" style:font-size-asian="11.3500003814697pt" style:font-weight-asian="bold" style:font-size-complex="13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cd56c" style:font-size-asian="18pt" style:font-weight-asian="bold" style:font-size-complex="18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4pt" fo:font-weight="normal" officeooo:rsid="002337d6" style:font-size-asian="12.25pt" style:font-weight-asian="normal" style:font-size-complex="14pt" style:font-weight-complex="normal"/>
    </style:style>
    <style:style style:name="T6" style:family="text">
      <style:text-properties style:text-position="super 58%" fo:font-weight="bold" style:font-weight-asian="bold" style:font-weight-complex="bold"/>
    </style:style>
    <style:style style:name="T7" style:family="text">
      <style:text-properties style:text-position="super 58%" fo:font-size="13pt" fo:font-weight="bold" officeooo:rsid="00156716" style:font-size-asian="11.3500003814697pt" style:font-weight-asian="bold" style:font-size-complex="13pt" style:font-weight-complex="bold"/>
    </style:style>
    <style:style style:name="T8" style:family="text">
      <style:text-properties fo:font-size="13pt" officeooo:rsid="00156716" style:font-size-asian="11.3500003814697pt" style:font-size-complex="13pt"/>
    </style:style>
    <style:style style:name="T9" style:family="text">
      <style:text-properties fo:font-size="13pt" fo:font-weight="bold" officeooo:rsid="00156716" style:font-size-asian="11.3500003814697pt" style:font-weight-asian="bold" style:font-size-complex="13pt" style:font-weight-complex="bold"/>
    </style:style>
    <style:style style:name="T10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897c8"/>
    </style:style>
    <style:style style:name="T12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b43c2"/>
    </style:style>
    <style:style style:name="T13" style:family="text">
      <style:text-properties fo:font-size="14pt" fo:font-weight="normal" officeooo:rsid="002337d6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3a0318" style:font-size-asian="12.25pt" style:font-weight-asian="normal" style:font-size-complex="14pt" style:font-weight-complex="normal"/>
    </style:style>
    <style:style style:name="T15" style:family="text">
      <style:text-properties officeooo:rsid="001b43c2"/>
    </style:style>
    <style:style style:name="T1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3"/><text:span text:style-name="T1"><text:s/></text:span><text:span text:style-name="T2"><text:s/>SQL ASSIGNMENT </text:span><text:span text:style-name="T3">0</text:span><text:span text:style-name="T2">2</text:span><text:span text:style-name="T1"> </text:span></text:p>
      <text:p text:style-name="P3"/>
      <text:p text:style-name="P3"/>
      <text:p text:style-name="P6">Q1.Which field of the Customers table is the primary key ?</text:p>
      <text:p text:style-name="P4"><text:span text:style-name="T8">Ans.</text:span><text:span text:style-name="T10">The </text:span><text:span text:style-name="T11">primary key </text:span><text:span text:style-name="T10">constraint uniquely identifies each record in a table.</text:span></text:p>
      <text:p text:style-name="P4"><text:span text:style-name="T10"><text:s text:c="7"/></text:span><text:span text:style-name="T11">CNUM is the primary key </text:span><text:span text:style-name="T12">of the Customers table.</text:span></text:p>
      <text:p text:style-name="Text_20_body"><text:line-break/><text:span text:style-name="T9">Q2.What is the 4</text:span><text:span text:style-name="T7">th</text:span><text:span text:style-name="T9"> column of the Customers table ?</text:span></text:p>
      <text:p text:style-name="P5">Ans. <text:span text:style-name="T13">The 4</text:span><text:span text:style-name="T5">th</text:span><text:span text:style-name="T13"> column of Customers table is ‘Rating’.</text:span></text:p>
      <text:p text:style-name="P2"/>
      <text:p text:style-name="P6">Q3.What is <text:s/>another word for row ? For column ?</text:p>
      <text:p text:style-name="P2">Ans. For row it is Tuple , Entity and for Column it is Attribute.</text:p>
      <text:p text:style-name="P2"/>
      <text:p text:style-name="P2"><text:span text:style-name="T16">Q4</text:span>.<text:span text:style-name="T16">Why isn’t it possible to see the first five rows of a table ?</text:span></text:p>
      <text:p text:style-name="P5">Ans. <text:span text:style-name="T15">When we insert rows into tables they randomly get stored at any location inside server database’s hard disk .</text:span><text:span text:style-name="T14">Hence we can’t access the rows of table sequentia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3:42:25.331905757</meta:creation-date>
    <dc:date>2023-09-14T13:53:09.033593194</dc:date>
    <meta:editing-duration>PT14M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19" meta:character-count="704" meta:non-whitespace-character-count="530"/>
  </office:meta>
</office:document-meta>
</file>